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ato" svg:font-family="La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1.6229in"/>
    </style:style>
    <style:style style:name="Table1.B" style:family="table-column">
      <style:table-column-properties style:column-width="1.6285in"/>
    </style:style>
    <style:style style:name="Table1.C" style:family="table-column">
      <style:table-column-properties style:column-width="1.6181in"/>
    </style:style>
    <style:style style:name="Table1.D" style:family="table-column">
      <style:table-column-properties style:column-width="1.623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Standard">
      <style:paragraph-properties fo:text-align="center" style:justify-single-word="false"/>
      <style:text-properties fo:color="#808080" officeooo:rsid="00167b93" officeooo:paragraph-rsid="00167b93"/>
    </style:style>
    <style:style style:name="P6" style:family="paragraph" style:parent-style-name="Standard">
      <style:text-properties fo:color="#808080" style:font-name="Lato" officeooo:paragraph-rsid="00167b93" fo:background-color="#ffffff"/>
    </style:style>
    <style:style style:name="P7" style:family="paragraph" style:parent-style-name="Standard">
      <style:text-properties officeooo:rsid="001837b5" officeooo:paragraph-rsid="001837b5"/>
    </style:style>
    <style:style style:name="P8" style:family="paragraph" style:parent-style-name="Standard" style:list-style-name="WWNum1">
      <style:paragraph-properties fo:margin-left="0.7602in" fo:margin-right="0in" fo:margin-top="0.1945in" fo:margin-bottom="0in" loext:contextual-spacing="false" fo:text-indent="-0.698in" style:auto-text-indent="false"/>
    </style:style>
    <style:style style:name="P9" style:family="paragraph" style:parent-style-name="Standard" style:list-style-name="WWNum1">
      <style:paragraph-properties fo:margin-left="0.7602in" fo:margin-right="0in" fo:margin-top="0in" fo:margin-bottom="0in" loext:contextual-spacing="false" fo:text-indent="-0.698in" style:auto-text-indent="false"/>
    </style:style>
    <style:style style:name="P10" style:family="paragraph" style:parent-style-name="Standard" style:list-style-name="WWNum1">
      <style:paragraph-properties fo:margin-left="0.7602in" fo:margin-right="0in" fo:margin-top="0in" fo:margin-bottom="0.1945in" loext:contextual-spacing="false" fo:text-indent="-0.698in" style:auto-text-indent="false"/>
    </style:style>
    <style:style style:name="T1" style:family="text">
      <style:text-properties officeooo:rsid="0014a6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ext:p text:style-name="P1"/>
      <text:p text:style-name="P1"/>
      <text:p text:style-name="P3">Code Review</text:p>
      <text:p text:style-name="P1"/>
      <text:p text:style-name="P1"/>
      <text:p text:style-name="P1"/>
      <text:p text:style-name="P1"/>
      <text:p text:style-name="P1"/>
      <text:p text:style-name="P1">Author Name: <text:span text:style-name="T1">John-Paul Powers</text:span></text:p>
      <text:p text:style-name="P1"/>
      <text:p text:style-name="P1">Reviewer(s) Name: <text:span text:style-name="T1">Hunter Smith</text:span></text:p>
      <text:p text:style-name="P1"/>
      <text:p text:style-name="P1">Date: <text:span text:style-name="T1">05/09/2022</text:span></text:p>
      <text:p text:style-name="P1"/>
      <text:p text:style-name="P1"/>
      <text:p text:style-name="P1">Project Name: <text:span text:style-name="T1">Project 2</text:span></text:p>
      <text:p text:style-name="P1"/>
      <text:p text:style-name="P1">Reviewed File(s): <text:span text:style-name="T1">builtin.c</text:span></text:p>
      <text:p text:style-name="P1"/>
      <text:p text:style-name="P1"/>
      <text:h text:style-name="P2" text:outline-level="2">Code Review</text:h>
      <text:p text:style-name="Standard">The reviewer shall use the below table to document code defects and suggestions for improvement. Severity records how serious the infraction is: high (H), medium (M) or low (L). The first row (after the header) is an example. Remove it before submission. Check the appendix for a suggested C code review checklist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Function name</text:p>
          </table:table-cell>
          <table:table-cell table:style-name="Table1.A1" office:value-type="string">
            <text:p text:style-name="P1">Line number</text:p>
          </table:table-cell>
          <table:table-cell table:style-name="Table1.A1" office:value-type="string">
            <text:p text:style-name="P1">Severity</text:p>
          </table:table-cell>
          <table:table-cell table:style-name="Table1.A1" office:value-type="string">
            <text:p text:style-name="P1">Brief Description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ext:p text:style-name="P1"/>
      <text:p text:style-name="Standard">The reviewer can add any other notes they have in the below space.</text:p>
      <text:p text:style-name="Standard"/>
      <text:p text:style-name="Standard"/>
      <text:p text:style-name="P7">Your code is very well done. I have been looking through each function and I cannot find anything that blatantly violates the checklist bellow. I have honestly learned a bunch of things bout C by just looking through your code for 20 minutes. Everything looks great and I genuinely have no suggestions for you! </text:p>
      <text:p text:style-name="Standard"/>
      <text:p text:style-name="Standard"/>
      <text:p text:style-name="Standard"/>
      <text:h text:style-name="Heading_20_2" text:outline-level="2">Plan for improvement (to be written by the code author)</text:h>
      <text:p text:style-name="Standard"/>
      <text:p text:style-name="Standard"/>
      <text:p text:style-name="Standard"/>
      <text:h text:style-name="P2" text:outline-level="2">Appendix – C Code Review Checklist</text:h>
      <text:list xml:id="list1971488482" text:style-name="WWNum1">
        <text:list-item>
          <text:p text:style-name="P8">Commenting:  top of file, start of function, code that needs an explanation</text:p>
        </text:list-item>
        <text:list-item>
          <text:p text:style-name="P9">Style is consistent and follows style guidelines</text:p>
        </text:list-item>
        <text:list-item>
          <text:p text:style-name="P9">No redundant, dead, commented out, unused code &amp; variables</text:p>
        </text:list-item>
        <text:list-item>
          <text:p text:style-name="P9">Conditional expressions evaluate to a Boolean value; no assignments</text:p>
        </text:list-item>
        <text:list-item>
          <text:p text:style-name="P9">Parentheses used to avoid operator precedence confusion</text:p>
        </text:list-item>
        <text:list-item>
          <text:p text:style-name="P9">All switch statements have a default clause; preferably an error trap</text:p>
        </text:list-item>
        <text:list-item>
          <text:p text:style-name="P9">Single point of exit from each function</text:p>
        </text:list-item>
        <text:list-item>
          <text:p text:style-name="P9">Loop entry and exit conditions correct; minimum continue/break complexity</text:p>
        </text:list-item>
        <text:list-item>
          <text:p text:style-name="P9">Conditionals should be minimally nested (generally only one or two deep)</text:p>
        </text:list-item>
        <text:list-item>
          <text:p text:style-name="P9">Are "magic numbers" avoided? (use named constants rather than numbers)</text:p>
        </text:list-item>
        <text:list-item>
          <text:p text:style-name="P9">Variables have well-chosen names and are initialized at definition</text:p>
        </text:list-item>
        <text:list-item>
          <text:p text:style-name="P9">Input parameter checking is done</text:p>
        </text:list-item>
        <text:list-item>
          <text:p text:style-name="P9">Error handling for function returns is appropriate</text:p>
        </text:list-item>
        <text:list-item>
          <text:p text:style-name="P9">Null pointers, division by zero, null strings, boundary conditions handled</text:p>
        </text:list-item>
        <text:list-item>
          <text:p text:style-name="P9">Buffer overflow safety (bound checking, avoid unsafe string operations)</text:p>
        </text:list-item>
        <text:list-item>
          <text:p text:style-name="P9">Large arrays are dynamically allocated on the heap.</text:p>
        </text:list-item>
        <text:list-item>
          <text:p text:style-name="P9">Pointer variables are named in a consistent fashion.</text:p>
        </text:list-item>
        <text:list-item>
          <text:p text:style-name="P9">Pointers are initialized to NULL.</text:p>
        </text:list-item>
        <text:list-item>
          <text:p text:style-name="P9">Pointers are tested for NULL before being referenced.</text:p>
        </text:list-item>
        <text:list-item>
          <text:p text:style-name="P9">Dynamically allocated memory is deallocated when no longer needed.</text:p>
        </text:list-item>
        <text:list-item>
          <text:p text:style-name="P9">Does the code match the detailed design (correct functionality)?</text:p>
        </text:list-item>
        <text:list-item>
          <text:p text:style-name="P10">Is the code as simple, obvious, and easy to review as possible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ato" svg:font-family="La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374in" fo:text-indent="-0.25in" fo:margin-left="0.4374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374in" fo:text-indent="-0.25in" fo:margin-left="0.9374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374in" fo:text-indent="-0.25in" fo:margin-left="1.437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374in" fo:text-indent="-0.25in" fo:margin-left="1.93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374in" fo:text-indent="-0.25in" fo:margin-left="2.4374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9374in" fo:text-indent="-0.25in" fo:margin-left="2.93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4374in" fo:text-indent="-0.25in" fo:margin-left="3.4374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9374in" fo:text-indent="-0.25in" fo:margin-left="3.937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4374in" fo:text-indent="-0.25in" fo:margin-left="4.43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CSCI-347 <text:tab/><text:tab/>Department of Computer Scienc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smine Elglaly</meta:initial-creator>
    <meta:editing-cycles>24</meta:editing-cycles>
    <meta:creation-date>2022-04-21T19:57:00</meta:creation-date>
    <dc:date>2022-05-09T11:45:38.666592098</dc:date>
    <meta:editing-duration>PT27M29S</meta:editing-duration>
    <meta:generator>LibreOffice/6.0.7.3$Linux_X86_64 LibreOffice_project/00m0$Build-3</meta:generator>
    <meta:document-statistic meta:table-count="1" meta:image-count="0" meta:object-count="0" meta:page-count="3" meta:paragraph-count="39" meta:word-count="380" meta:character-count="2375" meta:non-whitespace-character-count="20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